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5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3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9.75cm" svg:y="13.6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6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6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xml:id="id3" draw:id="id3" draw:layer="layout" svg:width="3cm" svg:height="1.1cm" svg:x="2.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0" draw:text-style-name="P3" draw:layer="layout" draw:type="curve" svg:x1="3.6cm" svg:y1="6.7cm" svg:x2="3.6cm" svg:y2="7.85cm" draw:start-shape="id3" draw:start-glue-point="2" draw:end-shape="id2" svg:d="M3600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2T17:12:13.526870658</dc:date>
    <dc:creator>Neil Smith</dc:creator>
    <meta:editing-duration>PT3H58M3S</meta:editing-duration>
    <meta:editing-cycles>7</meta:editing-cycles>
    <meta:generator>LibreOffice/5.4.6.2$Linux_X86_64 LibreOffice_project/40m0$Build-2</meta:generator>
    <meta:document-statistic meta:object-count="20"/>
  </office:meta>
</office:document-meta>
</file>